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FreeSans1" svg:font-family="FreeSans"/>
    <style:font-face style:name="OpenSymbol" svg:font-family="OpenSymbol"/>
    <style:font-face style:name="Ubuntu" svg:font-family="Ubuntu" style:font-family-generic="swiss"/>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font-size="9pt" fo:font-weight="normal" style:font-size-asian="9pt" style:font-weight-asian="normal" style:font-size-complex="9pt" style:font-weight-complex="normal"/>
    </style:style>
    <style:style style:name="P6" style:family="paragraph" style:parent-style-name="Table_20_Contents">
      <style:text-properties fo:font-size="9pt" fo:font-weight="bold" style:font-size-asian="9pt" style:font-weight-asian="bold" style:font-size-complex="9pt" style:font-weight-complex="bold"/>
    </style:style>
    <style:style style:name="P7" style:family="paragraph" style:parent-style-name="Footer">
      <style:text-properties fo:font-size="9pt" style:font-size-asian="9pt" style:font-size-complex="9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6">
      <style:text-properties fo:font-weight="normal" style:font-weight-asian="normal" style:font-weight-complex="normal"/>
    </style:style>
    <style:style style:name="P14" style:family="paragraph" style:parent-style-name="Text_20_body" style:list-style-name="L7">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10">
      <style:text-properties fo:font-weight="normal" style:font-weight-asian="normal" style:font-weight-complex="normal"/>
    </style:style>
    <style:style style:name="P17" style:family="paragraph" style:parent-style-name="Text_20_body" style:list-style-name="L11">
      <style:text-properties fo:font-weight="normal" style:font-weight-asian="normal" style:font-weight-complex="normal"/>
    </style:style>
    <style:style style:name="P18" style:family="paragraph" style:parent-style-name="Text_20_body" style:list-style-name="L12">
      <style:text-properties fo:font-weight="normal" style:font-weight-asian="normal" style:font-weight-complex="normal"/>
    </style:style>
    <style:style style:name="P19" style:family="paragraph" style:parent-style-name="Text_20_body" style:list-style-name="L13">
      <style:text-properties fo:font-weight="normal" style:font-weight-asian="normal" style:font-weight-complex="normal"/>
    </style:style>
    <style:style style:name="P20" style:family="paragraph" style:parent-style-name="Text_20_body" style:list-style-name="L14">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17">
      <style:text-properties fo:font-weight="normal" style:font-weight-asian="normal" style:font-weight-complex="normal"/>
    </style:style>
    <style:style style:name="P23" style:family="paragraph" style:parent-style-name="Text_20_body" style:list-style-name="L4"/>
    <style:style style:name="P24" style:family="paragraph" style:parent-style-name="Text_20_body" style:list-style-name="L9"/>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text-properties fo:background-color="#ffff00"/>
    </style:style>
    <style:style style:name="P28" style:family="paragraph" style:parent-style-name="Text_20_body" style:list-style-name="L18"/>
    <style:style style:name="P29"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30" style:family="paragraph" style:parent-style-name="Heading_20_4" style:list-style-name=""/>
    <style:style style:name="P3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text:span text:style-name="T3">brada@kiv.zcu.cz</text:span></text:a><text:span text:style-name="T3">&gt;<text:tab/><text:tab/>1.Feb 2012</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h text:style-name="Heading_20_4" text:outline-level="4">Abbreviations</text:h>
      <text:list xml:id="list523309131" text:style-name="L1">
        <text:list-item>
          <text:p text:style-name="P8">svc = service</text:p>
        </text:list-item>
        <text:list-item>
          <text:p text:style-name="P8">pkg = package</text:p>
        </text:list-item>
        <text:list-item>
          <text:p text:style-name="P8">v = version</text:p>
        </text:list-item>
      </text:list>
      <text:p text:style-name="Text_20_body"/>
      <text:h text:style-name="Heading_20_3" text:outline-level="3">Core and shared</text:h>
      <text:list xml:id="list1411007042" text:style-name="L2">
        <text:list-item>
          <text:p text:style-name="P9">Namespace prefix: <text:span text:style-name="T1">cz.zcu.kiv.osgi.demo.parking</text:span> .</text:p>
        </text:list-item>
        <text:list-item>
          <text:p text:style-name="P9">All bundles except statsbase use SLF4J for logging =&gt; import package org.slf4j .</text:p>
        </text:list-item>
        <text:list-item>
          <text:p text:style-name="P9">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 newly added are with asterisk.</text:p>
      <text:h text:style-name="Heading_20_4" text:outline-level="4">Overview</text:h>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3">Bundle</text:p>
          </table:table-cell>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 App Rev</text:p>
          </table:table-cell>
          <table:table-cell table:style-name="Table1.I1" office:value-type="string">
            <text:p text:style-name="P3">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3">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4">1, 2</text:p>
          </table:table-cell>
          <table:table-cell table:style-name="Table1.A2" office:value-type="string">
            <text:p text:style-name="P4">1, 2</text:p>
          </table:table-cell>
          <table:table-cell table:style-name="Table1.A2" office:value-type="string">
            <text:p text:style-name="P4">1, 2</text:p>
          </table:table-cell>
          <table:table-cell table:style-name="Table1.A2" office:value-type="string">
            <text:p text:style-name="P5">2</text:p>
          </table:table-cell>
          <table:table-cell table:style-name="Table1.A2" office:value-type="string">
            <text:p text:style-name="P4">2</text:p>
          </table:table-cell>
          <table:table-cell table:style-name="Table1.A2" office:value-type="string">
            <text:p text:style-name="P4">2</text:p>
          </table:table-cell>
          <table:covered-table-cell/>
          <table:table-cell table:style-name="Table1.I2" office:value-type="string">
            <text:p text:style-name="P4">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3">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4">1, 2</text:p>
          </table:table-cell>
          <table:table-cell table:style-name="Table1.A2" office:value-type="string">
            <text:p text:style-name="P4">1, 2</text:p>
          </table:table-cell>
          <table:table-cell table:style-name="Table1.A2" office:value-type="string">
            <text:p text:style-name="P5">1, 2</text:p>
          </table:table-cell>
          <table:table-cell table:style-name="Table1.A2" office:value-type="string">
            <text:p text:style-name="P5">1, 2</text:p>
          </table:table-cell>
          <table:table-cell table:style-name="Table1.A2" office:value-type="string">
            <text:p text:style-name="P4">1, 2</text:p>
          </table:table-cell>
          <table:table-cell table:style-name="Table1.A2" office:value-type="string">
            <text:p text:style-name="P4">1, 2</text:p>
          </table:table-cell>
          <table:covered-table-cell/>
          <table:table-cell table:style-name="Table1.I2" office:value-type="string">
            <text:p text:style-name="P4">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3">2 / 1.0.1</text:p>
          </table:table-cell>
          <table:table-cell table:style-name="Table1.A2" office:value-type="string">
            <text:p text:style-name="P3">3 / 1.1.0</text:p>
          </table:table-cell>
          <table:table-cell table:style-name="Table1.A2" office:value-type="string">
            <text:p text:style-name="P3">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4">1, 2, 3</text:p>
          </table:table-cell>
          <table:table-cell table:style-name="Table1.A2" office:value-type="string">
            <text:p text:style-name="P5">1, 2, 3</text:p>
          </table:table-cell>
          <table:table-cell table:style-name="Table1.A2" office:value-type="string">
            <text:p text:style-name="P5">1, 2, 3</text:p>
          </table:table-cell>
          <table:table-cell table:style-name="Table1.A2" office:value-type="string">
            <text:p text:style-name="P5">3, 4</text:p>
          </table:table-cell>
          <table:table-cell table:style-name="Table1.A2" office:value-type="string">
            <text:p text:style-name="P5">4</text:p>
          </table:table-cell>
          <table:table-cell table:style-name="Table1.A2" office:value-type="string">
            <text:p text:style-name="P5">4</text:p>
          </table:table-cell>
          <table:covered-table-cell/>
          <table:table-cell table:style-name="Table1.I2" office:value-type="string">
            <text:p text:style-name="P5">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3">2 / 1.1.0</text:p>
          </table:table-cell>
          <table:table-cell table:style-name="Table1.A2" office:value-type="string">
            <text:p text:style-name="P3">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4"/>
          </table:table-cell>
          <table:covered-table-cell/>
          <table:table-cell table:style-name="Table1.I2" office:value-type="string">
            <text:p text:style-name="P4"/>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3">2 / 1.0.1</text:p>
          </table:table-cell>
          <table:table-cell table:style-name="Table1.A2" office:value-type="string">
            <text:p text:style-name="P3">3 / 1.0.2</text:p>
          </table:table-cell>
          <table:table-cell table:style-name="Table1.A2" office:value-type="string">
            <text:p text:style-name="P3">4 / 2.0.0</text:p>
          </table:table-cell>
          <table:covered-table-cell/>
          <table:table-cell table:style-name="Table1.I2" office:value-type="string">
            <text:p text:style-name="P3"/>
          </table:table-cell>
        </table:table-row>
        <table:table-row>
          <table:covered-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covered-table-cell/>
          <table:table-cell table:style-name="Table1.I2" office:value-type="string">
            <text:p text:style-name="P6"/>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covered-table-cell/>
          <table:table-cell table:style-name="Table1.I2" office:value-type="string">
            <text:p text:style-name="P4"/>
          </table:table-cell>
        </table:table-row>
      </table:table>
      <text:p text:style-name="Text_20_body"><text:soft-page-break/>The last column (“Mmu?”) tells whether OSGi “Major.minor.micro” semantic bundle versions work for the given bundle.</text:p>
      <text:h text:style-name="Heading_20_5" text:outline-level="5">Explanations of ctx substitutability </text:h>
      <text:p text:style-name="Text_20_body">(Notation: “G/3” means “table cell Gate in app rev 3”, “G3” is “bundle Gate rev 3”.)</text:p>
      <text:list xml:id="list281850081" text:style-name="L18">
        <text:list-item>
          <text:p text:style-name="P28">S/1-S/3: can use S2 here because it is a superset of S1</text:p>
        </text:list-item>
        <text:list-item>
          <text:p text:style-name="P28">S/4-S/6: rev 1 cannot be used here because it lacks abstract base class used by APP/3-APP/6 statistics bundles; </text:p>
        </text:list-item>
        <text:list-item>
          <text:p text:style-name="P28">D: both versions can be in any app rev because StatsBase is always available</text:p>
        </text:list-item>
        <text:list-item>
          <text:p text:style-name="P28">G/1-G/3: cannot have G4 here because it needs S2, plus for G/1 and G/2 cases because LaneStats would be missing (=&gt; OSGi bundle versions give false negative in G/3 case, work in G/1 and G/2)</text:p>
        </text:list-item>
        <text:list-item>
          <text:p text:style-name="P28">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28">G/5: cannot have G3 here because now TrafficLane needs ParkingStatus operations of G4<text:span text:style-name="T4"> (=&gt; OSGi bundle versions work) </text:span></text:p>
        </text:list-item>
      </text:list>
      <text:p text:style-name="P27">TODO <text:s/>analysis of ctx subst for C,T,R</text:p>
      <text:p text:style-name="Text_20_body">Details follow. The SEM-SPE differences due to the switch from plain interface implementation to extending abstract base class could be completely avoided if the implementations were hidden in non-exported internal packages...</text:p>
      <text:p text:style-name="Text_20_body"/>
      <text:h text:style-name="P31"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596067191" text:style-name="L3">
        <text:list-item>
          <text:list>
            <text:list-item>
              <text:p text:style-name="P11">ex: <text:s/>statsbase;v=1.0.0</text:p>
            </text:list-item>
            <text:list-item>
              <text:p text:style-name="P11">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737437714" text:style-name="L4">
        <text:list-item>
          <text:list>
            <text:list-item>
              <text:p text:style-name="P23">ex: <text:s/>(none)</text:p>
            </text:list-item>
            <text:list-item>
              <text:p text:style-name="P23">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2071574203" text:continue-list="list596067191" text:style-name="L3">
        <text:list-item>
          <text:list>
            <text:list-item>
              <text:p text:style-name="P11">ex: <text:s/><text:line-break/>gate.statistics;v=1.0.0 <text:s/><text:line-break/>lane.statistics;v=1.0.0</text:p>
            </text:list-item>
            <text:list-item>
              <text:p text:style-name="P11">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297300118" text:style-name="L5">
        <text:list-item>
          <text:list>
            <text:list-item>
              <text:p text:style-name="P12">ex: <text:s/><text:line-break/>carpark.flow;v=1.0.0 <text:s/><text:line-break/>carpark.status;v=1.0.0</text:p>
            </text:list-item>
            <text:list-item>
              <text:p text:style-name="P12">im: <text:s/>(system only)</text:p>
            </text:list-item>
          </text:list>
        </text:list-item>
      </text:list>
      <text:p text:style-name="P2"/>
      <text:p text:style-name="P2"/>
      <text:h text:style-name="P30" text:outline-level="4"/>
      <text:h text:style-name="P31"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1">Gate<text:tab/><text:tab/>2 = 1.0.1 <text:s text:c="2"/>(NON)<text:tab/></text:p>
      <text:p text:style-name="P1"><text:tab/><text:span text:style-name="T2">INS on imported packages (ParkingStatus)</text:span></text:p>
      <text:list xml:id="list688266248" text:style-name="L6">
        <text:list-item>
          <text:list>
            <text:list-item>
              <text:p text:style-name="P13">ex: <text:s/><text:line-break/>NON gate.statistics;v=1.0.0<text:line-break/>NON lane.statistics;v=1.0.0</text:p>
            </text:list-item>
            <text:list-item>
              <text:p text:style-name="P13">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30" text:outline-level="4"/>
      <text:h text:style-name="P31" text:outline-level="4">Rev 3 – TrafficLane added</text:h>
      <text:p text:style-name="Text_20_body">LaneStatistics evolved by adding a method (which however is not used by clients in app rev 3-5). TrafficLane component added to the system, provides LaneStatistics but the Dashboard is still connected to the Gate which still provides LaneStatistics as well. Gate consequently also runs the traffic simulation internally. Dashboard now uses full GateStatistics on its “gate” port. </text:p>
      <text:p text:style-name="Text_20_body"/>
      <text:p text:style-name="Text_20_body">StatsBase<text:tab/>1 = 1.0.0<text:tab/>from rev 1</text:p>
      <text:p text:style-name="P1">Dashboard<text:tab/>2 = 1.0.1 <text:s text:c="2"/>(NON)</text:p>
      <text:p text:style-name="P2"><text:tab/>SPE on required svc for gate stats results in imported pkg no longer needed.</text:p>
      <text:list xml:id="list1913679737" text:style-name="L7">
        <text:list-item>
          <text:list>
            <text:list-item>
              <text:p text:style-name="P14">ex: <text:s/>(none)</text:p>
            </text:list-item>
            <text:list-item>
              <text:p text:style-name="P14">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1">Gate<text:tab/><text:tab/>3 = 1.1.0 <text:s text:c="2"/>(SPE)<text:tab/></text:p>
      <text:p text:style-name="P2"><text:tab/>Diffs as follows, plus internal change: activator spawns traffic lane simulation thread.</text:p>
      <text:list xml:id="list1438892861" text:style-name="L8">
        <text:list-item>
          <text:list>
            <text:list-item>
              <text:p text:style-name="P15">ex: <text:s/><text:line-break/>NON gate.statistics;v=1.0.0 <text:line-break/>SPE lane.statistics;v=1.1.0 <text:s/>– <text:s/>a getVehiclesPerInterval() method added<text:line-break/>INS gate.vehiclesink;v=1.0.0 <text:s/>– <text:s/>newly added</text:p>
            </text:list-item>
            <text:list-item>
              <text:p text:style-name="P15">im: <text:s/><text:line-break/>NON carpark.flow;v=[1.0.0, 2.0.0) <text:line-break/>NON carpark.status;v=[1.0.0, 2.0.0) <text:line-break/>NON statsbase;v=[1.0.0, 1.1.0)</text:p>
            </text:list-item>
          </text:list>
        </text:list-item>
      </text:list>
      <text:p text:style-name="Text_20_body">CarPark<text:tab/>1 = 1.0.0<text:tab/>from rev 1</text:p>
      <text:p text:style-name="P1">*TrafficLane<text:tab/>1 = 1.0.0</text:p>
      <text:list xml:id="list1929213425" text:style-name="L9">
        <text:list-item>
          <text:p text:style-name="P24">ex: <text:s/><text:line-break/>NA lane.statistics;v=1.1.0 <text:s/>– <text:s/>bundle exports the same pkg as Gate </text:p>
        </text:list-item>
        <text:list-item>
          <text:p text:style-name="P24">im: <text:s/><text:line-break/>NA gate.vehiclesink;v=[1.0.0, 2.0.0) <text:s/>– <text:s/>the lane needs to put generated vehicles to the sink<text:line-break/>NA statsbase;v=[1.0.0, 1.1.0) <text:s/>– <text:s/>ILaneStats inherits from ICountingStats</text:p>
        </text:list-item>
      </text:list>
      <text:p text:style-name="P2"/>
      <text:p text:style-name="P2"/>
      <text:h text:style-name="P30" text:outline-level="4"/>
      <text:h text:style-name="P31"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now provides ParkingStatistics which however are not used by anybody. StatsBase changed, now provides an abstract implementation of CountingStatistics interface, all statistics classes (gate, lane, carpark) inherit from this abstract base.</text:p>
      <text:p text:style-name="Text_20_body"/>
      <text:p text:style-name="P1">StatsBase<text:tab/>2 = 1.0.1 <text:s text:c="2"/>(SEM-SPE)<text:span text:style-name="T2"><text:tab/></text:span></text:p>
      <text:p text:style-name="P29">Exported pkg evolved but ... see below for detailed reasoning behind the bundle version change.</text:p>
      <text:list xml:id="list1338932645" text:style-name="L10">
        <text:list-item>
          <text:p text:style-name="P16">ex: <text:s/><text:line-break/>SEM-SPEC statsbase;v=1.0.1 <text:s/>– <text:s/>added abstract base class to the package</text:p>
        </text:list-item>
        <text:list-item>
          <text:p text:style-name="P16">im: <text:s/>(none)</text:p>
        </text:list-item>
      </text:list>
      <text:p text:style-name="Text_20_body">Dashboard<text:tab/>2 = 1.0.1<text:tab/>from rev 3</text:p>
      <text:p text:style-name="P1">Gate<text:tab/><text:tab/>4 = 2.0.0 <text:s text:c="2"/>(MUT)</text:p>
      <text:list xml:id="list1335645973" text:style-name="L11">
        <text:list-item>
          <text:p text:style-name="P17">ex: <text:s/><text:line-break/>SPE gate.statistics;v=1.1.0 <text:s/>– <text:s/>adds ParkingStatus operations<text:line-break/>SEM-SPE gate.vehiclesink;v=1.0.1 <text:s/>– <text:s text:c="2"/>adds throw exception<text:line-break/>DEL lane.statistics <text:s/>– <text:s/>because lane stats now provided by traffic lane bundle</text:p>
        </text:list-item>
        <text:list-item>
          <text:p text:style-name="P17">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1">CarPark<text:tab/>2 = 1.1.0 <text:s text:c="2"/>(SPE)</text:p>
      <text:list xml:id="list1015903632" text:style-name="L12">
        <text:list-item>
          <text:p text:style-name="P18">ex: <text:s/><text:line-break/>SEM-SPE carpark.flow;v=1.0.1 <text:s/>– <text:s/>impl of VehicleFlow adds throw exception<text:line-break/>SPE carpark.status;v=1.1.0 <text:s/>– <text:s/>new IParkingStatusUpdate, methods added to IParkingStatus<text:line-break/>INS carpark.statistics;v=1.0.0 <text:s/>– <text:s/>whole new pkg exported</text:p>
        </text:list-item>
        <text:list-item>
          <text:p text:style-name="P18">im: <text:s/><text:line-break/>INS statsbase;v=[1.0.1, 2.0.0) <text:s/>– <text:s/>the (evolved) statsbase needed for carpark.statistics</text:p>
        </text:list-item>
      </text:list>
      <text:p text:style-name="P1">TrafficLane<text:tab/>2 = 1.0.1 <text:s text:c="2"/>(SEM-SPE)</text:p>
      <text:list xml:id="list1939488622" text:style-name="L13">
        <text:list-item>
          <text:p text:style-name="P19">ex: <text:s/><text:line-break/>SEM-SPE lane.statistics;v=1.1.1 <text:s/>– <text:s/>LaneStats now extends abstract base class </text:p>
        </text:list-item>
        <text:list-item>
          <text:p text:style-name="P19">im: <text:s/><text:line-break/>NON gate.vehiclesink;v=[1.0.0, 2.0.0) <text:s/><text:line-break/>SEM-SPE statsbase;v=[<text:span text:style-name="T1">1.0.1</text:span>, 1.1.0) <text:s/>– <text:s/>now using evolved statsbase with abstract base</text:p>
        </text:list-item>
      </text:list>
      <text:p text:style-name="P2"/>
      <text:p text:style-name="P2"><text:span text:style-name="T3">Note on the version of “statsbase” package and whole bundle: </text:span>the changes introduced are NON on the API part (the ICountingStatistics iface unchanged) and INS on the implementation part (abstract base <text:soft-page-break/>class added). These changes don't break existing clients (who only used the interface so far) neither existing providers (because the interface hasn't changed). In this fairly singular case therefore, the change should IMHO be classified as internal.</text:p>
      <text:p text:style-name="P2">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2">Lastly: implementation of statistics classes extend the abstract base, which makes its public methods removed from their public interface; we do not classify this as DEL → GEN difference because clients will not notice the difference.</text:p>
      <text:p text:style-name="P2"/>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1">CarPark<text:tab/>3 = 2.0.0</text:p>
      <text:list xml:id="list199204649" text:style-name="L14">
        <text:list-item>
          <text:p text:style-name="P20">ex: <text:s/><text:line-break/>NON carpark.flow;v=1.0.1 <text:s text:c="2"/><text:line-break/>NON carpark.status;v=1.1.0 <text:s/><text:line-break/>GEN carpark.statistics;v=2.0.0 <text:s/>– <text:s/>method removed from IParkingStatistics</text:p>
        </text:list-item>
        <text:list-item>
          <text:p text:style-name="P20">im: <text:s/><text:line-break/>NON statsbase;v=[1.0.1, 2.0.0)</text:p>
        </text:list-item>
      </text:list>
      <text:p text:style-name="P1">TrafficLane<text:tab/>3 = 1.0.2 <text:s text:c="2"/>(NON)</text:p>
      <text:list xml:id="list160929617" text:style-name="L15">
        <text:list-item>
          <text:p text:style-name="P21">ex: <text:s/><text:line-break/>NON lane.statistics;v=1.1.1</text:p>
        </text:list-item>
        <text:list-item>
          <text:p text:style-name="P21">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1">*RoadSign<text:tab/>1 = 1.0.0</text:p>
      <text:list xml:id="list670767709" text:style-name="L16">
        <text:list-item>
          <text:p text:style-name="P25">ex: <text:s/><text:line-break/>sign.roadsign;v=1.0.0</text:p>
        </text:list-item>
        <text:list-item>
          <text:p text:style-name="P25">im: <text:s/>(system only)</text:p>
        </text:list-item>
      </text:list>
      <text:h text:style-name="Heading_20_4" text:outline-level="4"><text:soft-page-break/>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2">RoadSign<text:tab/>1 = 1.0.0<text:tab/>from rev 5</text:p>
      <text:p text:style-name="P1">TrafficLane<text:tab/>4 = 2.0.0 <text:s text:c="2"/>(MUT)</text:p>
      <text:p text:style-name="P2"><text:tab/>MUT on exported package/interface LaneStatistics</text:p>
      <text:list xml:id="list1216548936" text:style-name="L17">
        <text:list-item>
          <text:p text:style-name="P22">ex: <text:s/><text:line-break/>MUT lane.statistics;v=2.0.0 <text:s/>– <text:s/>method vehPerInterval() replaced by vehPerSecond()</text:p>
        </text:list-item>
        <text:list-item>
          <text:p text:style-name="P26"><text:span text:style-name="T2">im: <text:s/><text:line-break/>NON gate.vehiclesink;v=[1.0.0, 2.0.0) <text:s/><text:line-break/>NON statsbase;v=[1.0.1, 2.0.0) <text:s/><text:line-break/>NON gate.statistics;v=[1.1.0, 2.0.0) <text:s/><text:line-break/>NON sign.roadsign;v=[1.0.0, 2.0.0)</text:span></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FreeSans1" svg:font-family="FreeSans"/>
    <style:font-face style:name="OpenSymbol" svg:font-family="OpenSymbol"/>
    <style:font-face style:name="Ubuntu" svg:font-family="Ubuntu" style:font-family-generic="swiss"/>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tab/><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2-03-24T04:04:43</dc:date>
    <dc:creator>Premek Brada</dc:creator>
    <meta:editing-duration>P3DT11H51M17S</meta:editing-duration>
    <meta:editing-cycles>362</meta:editing-cycles>
    <meta:generator>LibreOffice/3.4$Unix LibreOffice_project/340m1$Build-402</meta:generator>
    <meta:document-statistic meta:table-count="1" meta:image-count="0" meta:object-count="0" meta:page-count="8" meta:paragraph-count="179" meta:word-count="1544" meta:character-count="9812" meta:non-whitespace-character-count="8310"/>
  </office:meta>
</office:document-meta>
</file>